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png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3360" draw:id="id0" draw:style-name="a0" draw:name="Tinta 7" text:anchor-type="paragraph" svg:x="3.12083in" svg:y="1.84653in" svg:width="1.21944in" svg:height="0.33819in" style:rel-width="scale" style:rel-height="scale"><draw:image xlink:href="media/image1.png" xlink:type="simple" xlink:show="embed" xlink:actuate="onLoad"/><svg:title/><svg:desc/></draw:frame><draw:frame draw:z-index="251659264" draw:id="id1" draw:style-name="a1" draw:name="Tinta 3" text:anchor-type="paragraph" svg:x="1.95295in" svg:y="2.53535in" svg:width="0.32431in" svg:height="0.38889in" style:rel-width="scale" style:rel-height="scale"><draw:image xlink:href="media/image2.png" xlink:type="simple" xlink:show="embed" xlink:actuate="onLoad"/><svg:title/><svg:desc/></draw:frame><draw:frame draw:style-name="a2" draw:name="Imagem 1" text:anchor-type="as-char" svg:x="0in" svg:y="0in" svg:width="2.90121in" svg:height="3.09902in" style:rel-width="scale" style:rel-height="scale"><draw:image xlink:href="media/image3.tmp" xlink:type="simple" xlink:show="embed" xlink:actuate="onLoad"/><svg:title/><svg:desc/></draw:frame><draw:frame draw:style-name="a3" draw:name="Imagem 2" text:anchor-type="as-char" svg:x="0in" svg:y="0in" svg:width="2.83373in" svg:height="1.76066in" style:rel-width="scale" style:rel-height="scale"><draw:image xlink:href="media/image4.tmp" xlink:type="simple" xlink:show="embed" xlink:actuate="onLoad"/><svg:title/><svg:desc>Uma imagem com texto, captura de ecrã, eletrónica, design

Descrição gerada automaticamente</svg:desc></draw:frame></text:p>
      <text:p text:style-name="Normal">Voltar a ligar<text:s/></text:p>
      <text:p text:style-name="Normal">Fazer igual no outro router</text:p>
      <text:p text:style-name="Normal"><draw:frame draw:style-name="a4" draw:name="Imagem 8" text:anchor-type="as-char" svg:x="0in" svg:y="0in" svg:width="3.47965in" svg:height="3.04209in" style:rel-width="scale" style:rel-height="scale"><draw:image xlink:href="media/image5.tmp" xlink:type="simple" xlink:show="embed" xlink:actuate="onLoad"/><svg:title/><svg:desc>Uma imagem com texto, captura de ecrã, software, número

Descrição gerada automaticamente</svg:desc></draw:frame></text:p>
      <text:soft-page-break/>
      <text:p text:style-name="Normal"><draw:frame draw:style-name="a5" draw:name="Imagem 9" text:anchor-type="as-char" svg:x="0in" svg:y="0in" svg:width="3.30254in" svg:height="3.02126in" style:rel-width="scale" style:rel-height="scale"><draw:image xlink:href="media/image6.tmp" xlink:type="simple" xlink:show="embed" xlink:actuate="onLoad"/><svg:title/><svg:desc>Uma imagem com texto, captura de ecrã, software, número

Descrição gerada automaticamente</svg:desc></draw:frame></text:p>
      <text:p text:style-name="Normal"><draw:frame draw:style-name="a6" draw:name="Imagem 10" text:anchor-type="as-char" svg:x="0in" svg:y="0in" svg:width="5.90556in" svg:height="3.38403in" style:rel-width="scale" style:rel-height="scale"><draw:image xlink:href="media/image7.tmp" xlink:type="simple" xlink:show="embed" xlink:actuate="onLoad"/><svg:title/><svg:desc>Uma imagem com texto, captura de ecrã, Tipo de letra, documento

Descrição gerada automaticamente</svg:desc></draw:frame></text:p>
      <text:soft-page-break/>
      <text:p text:style-name="Normal"><draw:frame draw:style-name="a7" draw:name="Imagem 11" text:anchor-type="as-char" svg:x="0in" svg:y="0in" svg:width="5.90556in" svg:height="6.23542in" style:rel-width="scale" style:rel-height="scale"><draw:image xlink:href="media/image8.tmp" xlink:type="simple" xlink:show="embed" xlink:actuate="onLoad"/><svg:title/><svg:desc>Uma imagem com texto, captura de ecrã, Tipo de letra, número

Descrição gerada automaticamente</svg:desc></draw:frame></text:p>
      <text:p text:style-name="Normal">Como se pode ver ao entrar na interface virtual ativa logo a porta</text:p>
      <text:p text:style-name="Normal"><draw:frame draw:style-name="a8" draw:name="Imagem 12" text:anchor-type="as-char" svg:x="0in" svg:y="0in" svg:width="4.24017in" svg:height="0.28129in" style:rel-width="scale" style:rel-height="scale"><draw:image xlink:href="media/image9.tmp" xlink:type="simple" xlink:show="embed" xlink:actuate="onLoad"/><svg:title/><svg:desc/></draw:frame></text:p>
      <text:p text:style-name="Normal">Em vez do ip posso colocar o nome da interface (neste caso seria se0/3/0)</text:p>
      <text:soft-page-break/>
      <text:p text:style-name="Normal"><draw:frame draw:style-name="a9" draw:name="Imagem 13" text:anchor-type="as-char" svg:x="0in" svg:y="0in" svg:width="5.90556in" svg:height="5.02847in" style:rel-width="scale" style:rel-height="scale"><draw:image xlink:href="media/image10.tmp" xlink:type="simple" xlink:show="embed" xlink:actuate="onLoad"/><svg:title/><svg:desc/></draw:frame></text:p>
      <text:p text:style-name="Normal">Dá o aviso por ser interface e não ip mas funciona igual.</text:p>
      <text:p text:style-name="Normal"><draw:frame draw:style-name="a10" draw:name="Imagem 14" text:anchor-type="as-char" svg:x="0in" svg:y="0in" svg:width="5.90556in" svg:height="0.66042in" style:rel-width="scale" style:rel-height="scale"><draw:image xlink:href="media/image11.tmp" xlink:type="simple" xlink:show="embed" xlink:actuate="onLoad"/><svg:title/><svg:desc>Uma imagem com texto, captura de ecrã, Tipo de letra, file

Descrição gerada automaticamente</svg:desc></draw:frame></text:p>
      <text:p text:style-name="Normal"><draw:frame draw:z-index="251664384" draw:id="id2" draw:style-name="a11" draw:name="Tinta 18" text:anchor-type="paragraph" svg:x="0.40177in" svg:y="2.64125in" svg:width="3.62778in" svg:height="0.04236in" style:rel-width="scale" style:rel-height="scale"><draw:image xlink:href="media/image12.png" xlink:type="simple" xlink:show="embed" xlink:actuate="onLoad"/><svg:title/><svg:desc/></draw:frame><draw:frame draw:style-name="a12" draw:name="Imagem 15" text:anchor-type="as-char" svg:x="0in" svg:y="0in" svg:width="5.90556in" svg:height="3.09444in" style:rel-width="scale" style:rel-height="scale"><draw:image xlink:href="media/image13.tmp" xlink:type="simple" xlink:show="embed" xlink:actuate="onLoad"/><svg:title/><svg:desc>Uma imagem com texto, captura de ecrã, Tipo de letra, documento

Descrição gerada automaticamente</svg:desc></draw:frame></text:p>
      <text:soft-page-break/>
      <text:p text:style-name="Normal"><draw:frame draw:style-name="a13" draw:name="Imagem 19" text:anchor-type="as-char" svg:x="0in" svg:y="0in" svg:width="5.90556in" svg:height="3.41181in" style:rel-width="scale" style:rel-height="scale"><draw:image xlink:href="media/image14.tmp" xlink:type="simple" xlink:show="embed" xlink:actuate="onLoad"/><svg:title/><svg:desc>Uma imagem com texto, captura de ecrã, Tipo de letra, documento

Descrição gerada automaticamente</svg:desc></draw:frame><draw:frame draw:style-name="a14" draw:name="Imagem 20" text:anchor-type="as-char" svg:x="0in" svg:y="0in" svg:width="5.90556in" svg:height="3.38194in" style:rel-width="scale" style:rel-height="scale"><draw:image xlink:href="media/image15.tmp" xlink:type="simple" xlink:show="embed" xlink:actuate="onLoad"/><svg:title/><svg:desc>Uma imagem com texto, captura de ecrã, Tipo de letra, documento

Descrição gerada automa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CSA0523</meta:initial-creator>
    <dc:creator>NCSA0523</dc:creator>
    <meta:creation-date>2023-09-12T15:02:00Z</meta:creation-date>
    <dc:date>2023-09-12T15:38:00Z</dc:date>
    <meta:template xlink:href="Normal.dotm" xlink:type="simple"/>
    <meta:editing-cycles>17</meta:editing-cycles>
    <meta:editing-duration>PT2160S</meta:editing-duration>
    <meta:document-statistic meta:page-count="5" meta:paragraph-count="1" meta:word-count="42" meta:character-count="268" meta:row-count="1" meta:non-whitespace-character-count="227"/>
  </office:meta>
</office:document-meta>
</file>